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2</text:p>
      <text:p text:style-name="P3">---</text:p>
      <text:p text:style-name="P1">Virtual Machines and Automated Installations</text:p>
      <text:p text:style-name="P4"/>
      <text:p text:style-name="P4"/>
      <text:list xml:id="list3820609476295976666" text:style-name="L1">
        <text:list-item>
          <text:list>
            <text:list-item>
              <text:p text:style-name="P5">Consider Adding These Command-Line Tools</text:p>
            </text:list-item>
          </text:list>
        </text:list-item>
      </text:list>
      <text:p text:style-name="P6"><text:span text:style-name="T1">telnet</text:span> -</text:p>
      <text:p text:style-name="P6"><text:span text:style-name="T1">nmap </text:span><text:span text:style-name="T2">- </text:span></text:p>
      <text:p text:style-name="P6"><text:span text:style-name="T1">mutt </text:span><text:span text:style-name="T2">- command-line email client. <text:s/></text:span></text:p>
      <text:p text:style-name="P6"><text:span text:style-name="T1">elinks </text:span><text:span text:style-name="T2">- text-based web browser</text:span></text:p>
      <text:list xml:id="list6961888867434209338" text:style-name="L2">
        <text:list-item>
          <text:p text:style-name="P7"><text:span text:style-name="T2">elinks </text:span><text:a xlink:type="simple" xlink:href="http://www.google.com/"><text:span text:style-name="T2">http://www.google.com</text:span></text:a></text:p>
        </text:list-item>
        <text:list-item>
          <text:p text:style-name="P7"><text:span text:style-name="T3">esc key accesses menu bar.</text:span></text:p>
        </text:list-item>
      </text:list>
      <text:p text:style-name="P6"><text:span text:style-name="T1">lftp </text:span><text:span text:style-name="T2">- used to access ftp servers with command completion.</text:span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21:46:09</meta:creation-date>
    <meta:document-statistic meta:table-count="0" meta:image-count="0" meta:object-count="0" meta:page-count="1" meta:paragraph-count="11" meta:word-count="47" meta:character-count="294"/>
    <dc:date>2013-04-25T00:35:50</dc:date>
    <meta:editing-duration>PT2H19M21S</meta:editing-duration>
    <meta:editing-cycles>1</meta:editing-cycles>
    <meta:generator>OpenOffice.org/3.4.1$Unix OpenOffice.org_project/341m1$Build-9593</meta:generator>
  </office:meta>
</office:document-meta>
</file>